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de7" officeooo:paragraph-rsid="00011de7"/>
    </style:style>
    <style:style style:name="P2" style:family="paragraph" style:parent-style-name="Standard">
      <style:text-properties fo:font-style="normal" officeooo:rsid="00011de7" officeooo:paragraph-rsid="00011de7" style:font-style-asian="normal" style:font-style-complex="normal"/>
    </style:style>
    <style:style style:name="P3" style:family="paragraph" style:parent-style-name="Standard" style:list-style-name="L1">
      <style:text-properties fo:font-style="normal" officeooo:rsid="00011de7" officeooo:paragraph-rsid="00011de7" style:font-style-asian="normal" style:font-style-complex="normal"/>
    </style:style>
    <style:style style:name="P4" style:family="paragraph" style:parent-style-name="Standard">
      <style:text-properties fo:font-style="normal" officeooo:rsid="0001b72c" officeooo:paragraph-rsid="00011de7"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1b72c" style:font-style-asian="normal" style:font-style-complex="normal"/>
    </style:style>
    <style:style style:name="T4" style:family="text">
      <style:text-properties officeooo:rsid="00032c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7: progress and planning.</text:p>
      <text:p text:style-name="P1"/>
      <text:p text:style-name="P1">The data has proven to be a pain to collect. <text:s/>One problem was that no source was exhaustive. A second problem was that different sources for the raw data used different names for the same statistic or, even worse, formulated the same statistic in different ways.</text:p>
      <text:p text:style-name="P1"/>
      <text:p text:style-name="P1">I <text:span text:style-name="T1">think </text:span><text:span text:style-name="T2">I now have everything I need in terms of data, although it is still in a pretty raw form. I spent most of my time on my project last week sorting this out, and I hope to have it done by the end of the week. </text:span></text:p>
      <text:p text:style-name="P2"/>
      <text:p text:style-name="P1"><text:span text:style-name="T2">The next stage will be to formulate a model. The essential idea of the model is that it will be a binary classifier. It will take in previous statistics for two baseball teams, including team statistics such as wins, losses, home field advantage. It will take in individual statistics of the players, initially for pitching and batting although I may add fielding if time allows (I believe fielding to have the lowest impact of the three aspects of individual play). It will then use </text:span><text:span text:style-name="T3">a SVM algorithm to classify the upcoming result as a home win or away win.</text:span></text:p>
      <text:p text:style-name="P4"/>
      <text:p text:style-name="P4"><text:tab/>I am planning on using the data I have for the 2012-2016 season to predict the results of the 2017 season. I already have these results, so it’ll be a good way to “twiddle” the parameters to give more accurate predictions. </text:p>
      <text:p text:style-name="P4"/>
      <text:p text:style-name="P4"><text:tab/>At the end of this project, I intend to have a piece of software that will allow a user to enter two teams and receive a prediction in a pleasing way. With this in mind I am currently having an internal debate about whether storing the large amounts of data in a database managed by something like mySQL is a good idea to make grabbing and classifying the data quicker. I don’t really know how long each classification task will take, so I’ll come back to this later. </text:p>
      <text:p text:style-name="P4"/>
      <text:p text:style-name="P4"><text:tab/><text:span text:style-name="T4">Furthermore, once I have the initial software up and running I plan to use it to classify more gambling parameters. One obvious task would be the over/under – this is the bet that you make on how many total runs would be scored in a game, and the line is given by the betting market with equal odds on both sides. </text:span></text:p>
      <text:p text:style-name="P4"/>
      <text:p text:style-name="P4"><text:tab/></text:p>
      <text:p text:style-name="P4"/>
      <text:list xml:id="list60584021" text:style-name="L1">
        <text:list-header>
          <text:p text:style-name="P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9:26:06.755000000</meta:creation-date>
    <dc:date>2018-11-13T12:09:16.959000000</dc:date>
    <meta:editing-duration>PT13M59S</meta:editing-duration>
    <meta:editing-cycles>2</meta:editing-cycles>
    <meta:generator>LibreOffice/5.4.1.2$Windows_x86 LibreOffice_project/ea7cb86e6eeb2bf3a5af73a8f7777ac570321527</meta:generator>
    <meta:document-statistic meta:table-count="0" meta:image-count="0" meta:object-count="0" meta:page-count="1" meta:paragraph-count="9" meta:word-count="388" meta:character-count="2075" meta:non-whitespace-character-count="1685"/>
  </office:meta>
</office:document-meta>
</file>